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2pt" style:text-underline-style="solid" style:text-underline-width="auto" style:text-underline-color="font-color" fo:font-weight="bold" officeooo:rsid="001555fa" officeooo:paragraph-rsid="001555fa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555fa" officeooo:paragraph-rsid="001555f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u den Tags...</text:p>
      <text:p text:style-name="P1"/>
      <text:p text:style-name="P1"/>
      <text:p text:style-name="P2">1. Warum heißt das h1 tag h? – Wofür steht der Buchstabe?</text:p>
      <text:p text:style-name="P2">A: Das h steht für heading. </text:p>
      <text:p text:style-name="P2">2.Wofür steht das b beim b tag?</text:p>
      <text:p text:style-name="P2">A: Das b steht für E: bold (d:fett)</text:p>
      <text:p text:style-name="P2">3.Wofür steht das i beim i tag?</text:p>
      <text:p text:style-name="P2">A: Das i steht für E: italic (d: italiensich)</text:p>
      <text:p text:style-name="P2">4.Es gibt noch jeweils ein weiteres tag für fettgedruckten/kursiven Text. Finde diese tags heraus!</text:p>
      <text:p text:style-name="P2">A: em (kursiv)/ strong(fet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2:31:38.221000000</meta:creation-date>
    <dc:date>2022-10-24T12:39:56.951000000</dc:date>
    <meta:editing-duration>PT8M19S</meta:editing-duration>
    <meta:editing-cycles>1</meta:editing-cycles>
    <meta:document-statistic meta:table-count="0" meta:image-count="0" meta:object-count="0" meta:page-count="1" meta:paragraph-count="9" meta:word-count="69" meta:character-count="367" meta:non-whitespace-character-count="305"/>
    <meta:generator>LibreOffice/4.3.0.4$Windows_x86 LibreOffice_project/62ad5818884a2fc2e5780dd45466868d41009ec0</meta:generator>
  </office:meta>
</office:document-meta>
</file>